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2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50%" fo:text-indent="0cm" style:auto-text-indent="false"/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1.976cm"/>
        </style:tab-stops>
      </style:paragraph-properties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0.5pt" style:font-style-asian="normal" style:font-weight-asian="normal" style:font-name-complex="IPNHMB+TimesNewRoman" style:font-size-complex="12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11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12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13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76cm"/>
        </style:tab-stops>
      </style:paragraph-properties>
      <style:text-properties style:font-name="Nimbus Roman No9 L" fo:font-size="12pt" fo:font-style="normal" fo:font-weight="normal" style:font-name-asian="IPNHMB+TimesNewRoman" style:font-size-asian="12pt" style:font-style-asian="normal" style:font-weight-asian="normal" style:font-name-complex="IPNHMB+TimesNewRoman" style:font-size-complex="12pt" style:font-style-complex="normal" style:font-weight-complex="normal"/>
    </style:style>
    <style:style style:name="P14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6pt" fo:font-style="normal" fo:font-weight="normal" style:font-name-asian="IPNHMB+TimesNewRoman" style:font-size-asian="16pt" style:font-style-asian="normal" style:font-weight-asian="normal" style:font-name-complex="IPNHMB+TimesNewRoman" style:font-size-complex="16pt" style:font-style-complex="normal" style:font-weight-complex="normal"/>
    </style:style>
    <style:style style:name="P15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style:font-name="Nimbus Roman No9 L" fo:font-size="14pt" fo:font-style="normal" fo:font-weight="bold" style:font-name-asian="IPNHMB+TimesNewRoman" style:font-size-asian="14pt" style:font-style-asian="normal" style:font-weight-asian="bold" style:font-name-complex="IPNHMB+TimesNewRoman" style:font-size-complex="14pt" style:font-style-complex="normal" style:font-weight-complex="bold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53cm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background-color="transparent"/>
    </style:style>
    <style:style style:name="T2" style:family="text">
      <style:text-properties style:font-size-asian="10.5pt"/>
    </style:style>
    <style:style style:name="T3" style:family="text">
      <style:text-properties fo:font-weight="bold" style:font-size-asian="10.5pt" style:font-weight-asian="bold" style:font-weight-complex="bold"/>
    </style:style>
    <style:style style:name="T4" style:family="text">
      <style:text-properties fo:font-style="italic" style:font-size-asian="10.5pt" style:font-style-asian="italic" style:font-style-complex="italic"/>
    </style:style>
    <style:style style:name="T5" style:family="text">
      <style:text-properties fo:font-style="normal" style:font-size-asian="10.5pt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toc-mark-start text:id="IMark153872324" text:outline-level="2"/>3.2 Conflitos: tipos, causas <text:toc-mark-end text:id="IMark153872324"/></text:p>
      <text:p text:style-name="P10"/>
      <text:p text:style-name="P11"><text:tab/>Aqui nesta seção falar-se-á brevimente sobre os tipo e causas de conflitos. <text:tab/></text:p>
      <text:p text:style-name="P16"><text:span text:style-name="T2"><text:tab/>Para que haja negociação é necessário a ocorrência de conflito . O conflito se torna, de certa forma o ponto central da negociação, ou seja a razão de haver negociação. Existem vários tipos de conflitos e para resolver os conflitos é necessário identificar suas causas e escolher a melhor forma de intervir.</text:span><text:span text:style-name="T3"> </text:span></text:p>
      <text:p text:style-name="P16"><text:span text:style-name="T3"><text:tab/></text:span><text:span text:style-name="T2">Segundo Carvalhal (2007), os tipos de conflitos que causam impacto nas relações organizacionais são os: interpessoais, os intergrupais, os intrapessoais e interorganizacionais” e os conflitos objetos de abordagens cotidiana dos líderes de projetos, de gerentes e administradores são os </text:span><text:span text:style-name="T4">interpessoais e intergrupais. </text:span><text:span text:style-name="T5">Para este <text:s/>trabalho serão abordados os tipo interpessoais e intergrupais.</text:span></text:p>
      <text:p text:style-name="P6"><text:tab/><text:span text:style-name="T7">Robbins (apud Camacho, 2005) distigue os conflitos entre conflito funcional e conflito não funcional, referido-se à pertinência do conflito para a organização. <text:tab/></text:span></text:p>
      <text:p text:style-name="P8"><text:span text:style-name="T6"><text:tab/>As causas para os conflitos são de dois tipos: causas reais e causas emocionais (Carvalhal, 2007). Já </text:span>Robbins (apud Camacho, 2005) diz que as causas podem estar entre: fatores de comunicação, estruturais e pessoais.<text:span text:style-name="T6"> <text:s/></text:span></text:p>
      <text:p text:style-name="P7"/>
      <text:p text:style-name="P15"><text:toc-mark-start text:id="IMark153871572" text:outline-level="3"/>3.2.1 Conflitos de Requisitos<text:toc-mark-end text:id="IMark153871572"/></text:p>
      <text:p text:style-name="P12"><text:tab/></text:p>
      <text:p text:style-name="P13"><text:tab/>Durante o exercer das atividade de levantamento, registro, validação e verificação, citadas acima, os engenheiros de software podem <text:s/>identificar <text:s/>diversos conflitos. </text:p>
      <text:p text:style-name="P1"><text:tab/>O Swebok (2004) <text:s/>classifica os conflitos (referindo-se especificamente ao processo de desenvolvimento de software) em três tipos: </text:p>
      <text:list text:style-name="L1">
        <text:list-item>
          <text:p text:style-name="P2">entre dois stakeholders que requerem características incompatíveis entre si; </text:p>
        </text:list-item>
        <text:list-item>
          <text:p text:style-name="P2">entre requisitos e recursos; </text:p>
        </text:list-item>
        <text:list-item>
          <text:p text:style-name="P2">ou entre requisitos funcionais e não funcionais. </text:p>
          <text:p text:style-name="P2"/>
        </text:list-item>
      </text:list>
      <text:p text:style-name="P1"><text:tab/>O trabalho de Cysneiros (2004) provê uma estratégia de trato dos requisitos. Em <text:soft-page-break/>seu trabalho o LAL serve como ancora para o desenvolvimento e integração entre as visões funcional e não funcional do software, utilizando, para isso, o ,UML, OCL e o FrameworkRNF .<text:tab/></text:p>
      <text:p text:style-name="P1"><text:tab/>Conflitos nos requisitos podem causar momentos de tensão na equipe de desenvolvimento e também entre a equipes e os demais interessados no software.</text:p>
      <text:p text:style-name="P9"><text:span text:style-name="T1"><text:tab/>Tais momentos de tensão decorrem da expectativas do envolvimento das pessoas em situações conflituosas (Carvalhal, 2007). Como foi visto anteriormente, uso de FrameworkRNF é uma maneira bastante eficiente de expor conflitos entre requisitos, o que pode ser usado na exposição e documentação tais situações e das decisões tomadas. Mas sozinho não é o suficiente para prover o entendimento entre clientes e engenheiros de soft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IPNHMB+TimesNewRoman" svg:font-family="IPNHMB+TimesNewRoman"/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12T15:45:54</meta:creation-date>
    <dc:date>2011-01-12T15:46:43</dc:date>
    <meta:editing-cycles>1</meta:editing-cycles>
    <meta:editing-duration>PT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6" meta:word-count="371" meta:character-count="2511"/>
  </office:meta>
</office:document-meta>
</file>